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IM:</text:span><text:span text:style-name="T2">Write the python program to implement Apha &amp; Beta pruning algorithm for gaming</text:span><text:span text:style-name="T3"/></text:p>
      <text:p text:style-name="P1"><text:span text:style-name="T3">code:</text:span><text:span text:style-name="T4"/></text:p>
      <text:p text:style-name="P1"><text:span text:style-name="T4">print("Alpha Beta Algorithm")</text:span></text:p>
      <text:p text:style-name="P1"><text:span text:style-name="T4">MAX, MIN = 1000, -1000</text:span></text:p>
      <text:p text:style-name="P1"><text:span text:style-name="T4"/></text:p>
      <text:p text:style-name="P1"><text:span text:style-name="T4">def minimax(depth, nodeIndex, maximizingPlayer, values, alpha, beta):</text:span></text:p>
      <text:p text:style-name="P1"><text:span text:style-name="T4"><text:s text:c="4"/># Base case: if we reach the maximum depth, return the value at this node</text:span></text:p>
      <text:p text:style-name="P1"><text:span text:style-name="T4"><text:s text:c="4"/>if depth == 3:</text:span></text:p>
      <text:p text:style-name="P1"><text:span text:style-name="T4"><text:s text:c="8"/>return values[nodeIndex]</text:span></text:p>
      <text:p text:style-name="P1"><text:span text:style-name="T4"/></text:p>
      <text:p text:style-name="P1"><text:span text:style-name="T4"><text:s text:c="4"/>if maximizingPlayer:</text:span></text:p>
      <text:p text:style-name="P1"><text:span text:style-name="T4"><text:s text:c="8"/>best = MIN</text:span></text:p>
      <text:p text:style-name="P1"><text:span text:style-name="T4"><text:s text:c="8"/># Explore left and right children</text:span></text:p>
      <text:p text:style-name="P1"><text:span text:style-name="T4"><text:s text:c="8"/>for i in range(2):</text:span></text:p>
      <text:p text:style-name="P1"><text:span text:style-name="T4"><text:s text:c="12"/>val = minimax(depth + 1, nodeIndex * 2 + i, False, values, alpha, beta)</text:span></text:p>
      <text:p text:style-name="P1"><text:span text:style-name="T4"><text:s text:c="12"/>best = max(best, val)</text:span></text:p>
      <text:p text:style-name="P1"><text:span text:style-name="T4"><text:s text:c="12"/>alpha = max(alpha, best)</text:span></text:p>
      <text:p text:style-name="P1"><text:span text:style-name="T4"><text:s text:c="12"/># Alpha-Beta Pruning</text:span></text:p>
      <text:p text:style-name="P1"><text:span text:style-name="T4"><text:s text:c="12"/>if beta &lt;= alpha:</text:span></text:p>
      <text:p text:style-name="P1"><text:span text:style-name="T4"><text:s text:c="16"/>break</text:span></text:p>
      <text:p text:style-name="P1"><text:span text:style-name="T4"><text:s text:c="8"/>return best</text:span></text:p>
      <text:p text:style-name="P1"><text:span text:style-name="T4"><text:s text:c="4"/>else:</text:span></text:p>
      <text:p text:style-name="P1"><text:span text:style-name="T4"><text:s text:c="8"/>best = MAX</text:span></text:p>
      <text:p text:style-name="P1"><text:span text:style-name="T4"><text:s text:c="8"/>for i in range(2):</text:span></text:p>
      <text:p text:style-name="P1"><text:span text:style-name="T4"><text:s text:c="12"/>val = minimax(depth + 1, nodeIndex * 2 + i, True, values, alpha, beta)</text:span></text:p>
      <text:p text:style-name="P1"><text:span text:style-name="T4"><text:s text:c="12"/>best = min(best, val)</text:span></text:p>
      <text:p text:style-name="P1"><text:span text:style-name="T4"><text:s text:c="12"/>beta = min(beta, best)</text:span></text:p>
      <text:p text:style-name="P1"><text:span text:style-name="T4"><text:s text:c="12"/># Alpha-Beta Pruning</text:span></text:p>
      <text:p text:style-name="P1"><text:span text:style-name="T4"><text:s text:c="12"/>if beta &lt;= alpha:</text:span></text:p>
      <text:p text:style-name="P1"><text:span text:style-name="T4"><text:s text:c="16"/>break</text:span></text:p>
      <text:p text:style-name="P1"><text:span text:style-name="T4"><text:s text:c="8"/>return best</text:span></text:p>
      <text:p text:style-name="P1"><text:span text:style-name="T4"/></text:p>
      <text:p text:style-name="P1"><text:span text:style-name="T4">if __name__ == "__main__":</text:span></text:p>
      <text:p text:style-name="P1"><text:span text:style-name="T4"><text:s text:c="4"/># Example leaf node values</text:span></text:p>
      <text:p text:style-name="P1"><text:span text:style-name="T4"><text:s text:c="4"/>values = [3, 5, 6, 9, 1, 2, 0, -1]</text:span></text:p>
      <text:p text:style-name="P1"><text:span text:style-name="T4"><text:s text:c="4"/>optimal_value = minimax(0, 0, True, values, MIN, MAX)</text:span></text:p>
      <text:p text:style-name="P1"><text:span text:style-name="T4"><text:s text:c="4"/>print("The optimal value is:", optimal_value)</text:span></text:p>
      <text:p text:style-name="P1"><text:span text:style-name="T5">OUTPUT:</text:span></text:p>
      <text:p text:style-name="P2"><draw:frame text:anchor-type="as-char" svg:width="146.58mm" svg:height="42.33mm" style:rel-width="scale" style:rel-height="scale"><draw:object-ole xlink:href="OleObj1"/><draw:image xlink:href="ObjectReplacements/OleObj1"/></draw:frame><text:span text:style-name="T5"/></text:p>
      <text:p text:style-name="P2"><text:span text:style-name="T5">AIM:</text:span><text:span text:style-name="T6">Write the python program to implement Decision Tree</text:span></text:p>
      <text:p text:style-name="P2"><text:span text:style-name="T7">CODE:</text:span></text:p>
      <text:p text:style-name="P2"><text:span text:style-name="T8"># Import necessary libraries</text:span></text:p>
      <text:p text:style-name="P2"><text:span text:style-name="T8">from sklearn import datasets</text:span></text:p>
      <text:p text:style-name="P2"><text:span text:style-name="T8">from sklearn.model_selection import train_test_split</text:span></text:p>
      <text:p text:style-name="P2"><text:span text:style-name="T8">from sklearn.tree import DecisionTreeClassifier</text:span></text:p>
      <text:p text:style-name="P2"><text:span text:style-name="T8">from sklearn.metrics import accuracy_score</text:span></text:p>
      <text:p text:style-name="P2"><text:span text:style-name="T8"/></text:p>
      <text:p text:style-name="P2"><text:span text:style-name="T8"># Load the iris dataset as an example</text:span></text:p>
      <text:p text:style-name="P2"><text:span text:style-name="T8">iris = datasets.load_iris()</text:span></text:p>
      <text:p text:style-name="P2"><text:span text:style-name="T8">X = iris.data</text:span></text:p>
      <text:p text:style-name="P2"><text:span text:style-name="T8">y = iris.target</text:span></text:p>
      <text:p text:style-name="P2"><text:span text:style-name="T8"/></text:p>
      <text:p text:style-name="P2"><text:span text:style-name="T8"># Split the dataset into training and testing sets</text:span></text:p>
      <text:p text:style-name="P2"><text:span text:style-name="T8">X_train, X_test, y_train, y_test = train_test_split(X, y, test_size=0.2, random_state=42)</text:span></text:p>
      <text:p text:style-name="P2"><text:span text:style-name="T8"/></text:p>
      <text:p text:style-name="P2"><text:span text:style-name="T8"># Create a Decision Tree classifier</text:span></text:p>
      <text:p text:style-name="P2"><text:span text:style-name="T8">clf = DecisionTreeClassifier()</text:span></text:p>
      <text:p text:style-name="P2"><text:span text:style-name="T8"/></text:p>
      <text:p text:style-name="P2"><text:span text:style-name="T8"># Train the classifier on the training data</text:span></text:p>
      <text:p text:style-name="P2"><text:span text:style-name="T8">clf.fit(X_train, y_train)</text:span></text:p>
      <text:p text:style-name="P2"><text:span text:style-name="T8"/></text:p>
      <text:p text:style-name="P2"><text:span text:style-name="T8"># Make predictions on the test data</text:span></text:p>
      <text:p text:style-name="P2"><text:span text:style-name="T8">y_pred = clf.predict(X_test)</text:span></text:p>
      <text:p text:style-name="P2"><text:span text:style-name="T8"/></text:p>
      <text:p text:style-name="P2"><text:span text:style-name="T8"># Evaluate the accuracy of the classifier</text:span></text:p>
      <text:p text:style-name="P2"><text:span text:style-name="T8">accuracy = accuracy_score(y_test, y_pred)</text:span></text:p>
      <text:p text:style-name="P2"><text:span text:style-name="T8">print(f"Accuracy: {accuracy:.2f}")</text:span></text:p>
      <text:p text:style-name="P2"><text:span text:style-name="T9">OUTPUT:</text:span></text:p>
      <text:p text:style-name="P2"><draw:frame text:anchor-type="as-char" svg:width="146.58mm" svg:height="42.86mm" style:rel-width="scale" style:rel-height="scale"><draw:object-ole xlink:href="OleObj2"/><draw:image xlink:href="ObjectReplacements/OleObj2"/></draw:frame><text:span text:style-name="T9"/></text:p>
      <text:p text:style-name="P2"><text:span text:style-name="T9"/></text:p>
      <text:p text:style-name="P2"><text:span text:style-name="T10"/></text:p>
      <text:p text:style-name="P3"><text:span text:style-name="T10"/></text:p>
      <text:p text:style-name="P3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